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Slack-Lato" svg:font-family="Slack-Lato, appleLogo, sans-serif"/>
    <style:font-face style:name="Tahoma1" svg:font-family="Tahoma"/>
    <style:font-face style:name="arial" svg:font-family="arial, x-locale-body,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ff3333"/>
    </style:style>
    <style:style style:name="P3" style:family="paragraph" style:parent-style-name="Standard">
      <style:text-properties fo:font-variant="normal" fo:text-transform="none" fo:color="#1d1c1d" style:font-name="Slack-Lato" fo:font-size="11.25pt" fo:letter-spacing="normal" fo:font-style="normal" fo:font-weight="normal"/>
    </style:style>
    <style:style style:name="P4" style:family="paragraph" style:parent-style-name="Standard">
      <style:text-properties fo:font-variant="normal" fo:text-transform="none" fo:color="#1d1c1d" style:font-name="Slack-Lato" fo:font-size="11.25pt" fo:letter-spacing="normal" fo:font-style="normal" style:text-underline-style="none" fo:font-weight="normal"/>
    </style:style>
    <style:style style:name="P5" style:family="paragraph" style:parent-style-name="Standard">
      <style:text-properties fo:font-variant="normal" fo:text-transform="none" fo:color="#1d1c1d" style:font-name="Slack-Lato" fo:font-size="11.25pt" fo:letter-spacing="normal" fo:font-style="normal" fo:font-weight="bold" style:font-weight-asian="bold" style:font-weight-complex="bold"/>
    </style:style>
    <style:style style:name="P6" style:family="paragraph" style:parent-style-name="Standard">
      <style:text-properties fo:font-variant="normal" fo:text-transform="none" fo:color="#d4d4d4" style:font-name="Consolas" fo:font-size="10.5pt" fo:letter-spacing="normal" fo:font-style="normal" fo:font-weight="normal" fo:background-color="#1e1e1e"/>
    </style:style>
    <style:style style:name="P7" style:family="paragraph" style:parent-style-name="Standard">
      <style:text-properties fo:font-variant="normal" fo:text-transform="none" fo:color="#ff3333" style:font-name="Slack-Lato" fo:font-size="11.25pt" fo:letter-spacing="normal" fo:font-style="normal" fo:font-weight="normal"/>
    </style:style>
    <style:style style:name="P8" style:family="paragraph" style:parent-style-name="Standard">
      <style:text-properties fo:font-variant="normal" fo:text-transform="none" fo:color="#ff3333" style:font-name="Slack-Lato" fo:font-size="11.25pt" fo:letter-spacing="normal" fo:font-style="normal" style:text-underline-style="solid" style:text-underline-width="auto" style:text-underline-color="font-color" fo:font-weight="normal"/>
    </style:style>
    <style:style style:name="P9" style:family="paragraph" style:parent-style-name="Standard">
      <style:text-properties fo:font-variant="normal" fo:text-transform="none" fo:color="#ff3333" style:font-name="Slack-Lato" fo:font-size="11.25pt" fo:letter-spacing="normal" fo:font-style="normal" style:text-underline-style="none" fo:font-weight="normal"/>
    </style:style>
    <style:style style:name="P10" style:family="paragraph" style:parent-style-name="Standard">
      <style:text-properties fo:font-variant="normal" fo:text-transform="none" fo:color="#000000" style:font-name="Slack-Lato" fo:font-size="11.25pt" fo:letter-spacing="normal" fo:font-style="normal" fo:font-weight="normal"/>
    </style:style>
    <style:style style:name="P11" style:family="paragraph" style:parent-style-name="Standard">
      <style:text-properties fo:font-variant="normal" fo:text-transform="none" fo:color="#000000" style:font-name="Slack-Lato" fo:font-size="11.25pt" fo:letter-spacing="normal" fo:font-style="normal" style:text-underline-style="none" fo:font-weight="normal"/>
    </style:style>
    <style:style style:name="P12" style:family="paragraph" style:parent-style-name="Standard">
      <style:text-properties fo:color="#d4d4d4" style:font-name="Consolas" fo:font-size="10.5pt" fo:font-weight="normal" fo:background-color="#1e1e1e"/>
    </style:style>
    <style:style style:name="P13" style:family="paragraph" style:parent-style-name="Standard">
      <style:paragraph-properties style:line-height-at-least="0.503cm"/>
      <style:text-properties fo:color="#d4d4d4" style:font-name="Consolas" fo:font-size="10.5pt" fo:font-weight="normal" fo:background-color="#1e1e1e"/>
    </style:style>
    <style:style style:name="P14" style:family="paragraph" style:parent-style-name="Standard">
      <style:paragraph-properties style:line-height-at-least="0.503cm"/>
      <style:text-properties fo:color="#d4d4d4" fo:background-color="#1e1e1e"/>
    </style:style>
    <style:style style:name="P15" style:family="paragraph" style:parent-style-name="Standard">
      <style:paragraph-properties style:line-height-at-least="0.503cm"/>
    </style:style>
    <style:style style:name="P16" style:family="paragraph" style:parent-style-name="Standard">
      <style:paragraph-properties fo:margin-left="0cm" fo:margin-right="0cm" fo:text-align="start" style:justify-single-word="false" fo:orphans="2" fo:widows="2" fo:text-indent="0cm" style:auto-text-indent="false"/>
    </style:style>
    <style:style style:name="P17" style:family="paragraph" style:parent-style-name="Standard" style:list-style-name="L1"/>
    <style:style style:name="P18" style:family="paragraph" style:parent-style-name="Standard" style:list-style-name="L2">
      <style:text-properties fo:font-variant="normal" fo:text-transform="none" fo:color="#000000" style:font-name="Slack-Lato" fo:font-size="11.25pt" fo:letter-spacing="normal" fo:font-style="normal" fo:font-weight="normal"/>
    </style:style>
    <style:style style:name="P19" style:family="paragraph" style:parent-style-name="Standard" style:list-style-name="L3">
      <style:text-properties fo:font-variant="normal" fo:text-transform="none" fo:color="#000000" style:font-name="Slack-Lato" fo:font-size="11.25pt" fo:letter-spacing="normal" fo:font-style="normal" style:text-underline-style="none" fo:font-weight="normal"/>
    </style:style>
    <style:style style:name="P20" style:family="paragraph" style:parent-style-name="Standard">
      <style:paragraph-properties style:line-height-at-least="0.503cm"/>
      <style:text-properties fo:color="#d4d4d4" style:font-name="Consolas" fo:font-size="10.5pt" fo:font-weight="normal" fo:background-color="#1e1e1e"/>
    </style:style>
    <style:style style:name="P21" style:family="paragraph" style:parent-style-name="Standard">
      <style:paragraph-properties style:line-height-at-least="0.503cm"/>
      <style:text-properties fo:color="#d4d4d4" fo:background-color="#1e1e1e"/>
    </style:style>
    <style:style style:name="P22" style:family="paragraph" style:parent-style-name="Standard">
      <style:paragraph-properties style:line-height-at-least="0.503cm"/>
    </style:style>
    <style:style style:name="T1" style:family="text">
      <style:text-properties fo:color="#ff3333"/>
    </style:style>
    <style:style style:name="T2" style:family="text">
      <style:text-properties fo:color="#ff3333" fo:font-weight="bold" style:font-weight-asian="bold" style:font-weight-complex="bold"/>
    </style:style>
    <style:style style:name="T3" style:family="text">
      <style:text-properties fo:font-variant="normal" fo:text-transform="none" style:text-line-through-style="none" style:font-name="Slack-Lato" fo:font-size="11.25pt" fo:letter-spacing="normal" fo:font-style="normal" style:text-underline-style="none" fo:font-weight="normal" style:text-blinking="false"/>
    </style:style>
    <style:style style:name="T4" style:family="text">
      <style:text-properties fo:font-variant="normal" fo:text-transform="none" fo:color="#1d1c1d" style:font-name="Slack-Lato" fo:font-size="11.25pt" fo:letter-spacing="normal" fo:font-style="normal" fo:font-weight="normal"/>
    </style:style>
    <style:style style:name="T5" style:family="text">
      <style:text-properties fo:font-variant="normal" fo:text-transform="none" fo:color="#1d1c1d" fo:letter-spacing="normal"/>
    </style:style>
    <style:style style:name="T6" style:family="text">
      <style:text-properties fo:font-variant="normal" fo:text-transform="none" fo:color="#000000" style:font-name="Slack-Lato" fo:font-size="11.25pt" fo:letter-spacing="normal" fo:font-style="normal" style:text-underline-style="none" fo:font-weight="normal"/>
    </style:style>
    <style:style style:name="T7" style:family="text">
      <style:text-properties fo:font-variant="normal" fo:text-transform="none" fo:color="#000000" style:font-name="Slack-Lato" fo:font-size="11.25pt" fo:letter-spacing="normal" fo:font-style="normal" style:text-underline-style="none" fo:font-weight="normal" fo:background-color="transparent"/>
    </style:style>
    <style:style style:name="T8" style:family="text">
      <style:text-properties fo:font-variant="normal" fo:text-transform="none" fo:color="#000000" fo:letter-spacing="normal" fo:font-style="normal" fo:font-weight="normal" fo:background-color="transparent"/>
    </style:style>
    <style:style style:name="T9" style:family="text">
      <style:text-properties fo:font-variant="normal" fo:text-transform="none" fo:color="#d4d4d4" style:font-name="Consolas" fo:font-size="10.5pt" fo:letter-spacing="normal" fo:font-style="normal" style:text-underline-style="none" fo:font-weight="normal" fo:background-color="#1e1e1e"/>
    </style:style>
    <style:style style:name="T10" style:family="text">
      <style:text-properties fo:font-variant="normal" fo:text-transform="none" fo:color="#569cd6" style:font-name="Consolas" fo:font-size="10.5pt" fo:letter-spacing="normal" fo:font-style="normal" style:text-underline-style="none" fo:font-weight="normal" fo:background-color="#1e1e1e"/>
    </style:style>
    <style:style style:name="T11" style:family="text">
      <style:text-properties fo:font-variant="normal" fo:text-transform="none" fo:color="#9cdcfe" style:font-name="Consolas" fo:font-size="10.5pt" fo:letter-spacing="normal" fo:font-style="normal" style:text-underline-style="none" fo:font-weight="normal" fo:background-color="#1e1e1e"/>
    </style:style>
    <style:style style:name="T12" style:family="text">
      <style:text-properties fo:font-variant="normal" fo:text-transform="none" fo:color="#b5cea8" style:font-name="Consolas" fo:font-size="10.5pt" fo:letter-spacing="normal" fo:font-style="normal" style:text-underline-style="none" fo:font-weight="normal" fo:background-color="#1e1e1e"/>
    </style:style>
    <style:style style:name="T13" style:family="text">
      <style:text-properties fo:font-variant="normal" fo:text-transform="none" fo:color="#212121" style:font-name="arial" fo:font-size="12pt" fo:letter-spacing="normal" fo:font-style="normal" fo:font-weight="normal"/>
    </style:style>
    <style:style style:name="T14" style:family="text">
      <style:text-properties fo:font-weight="bold" style:font-weight-asian="bold" style:font-weight-complex="bold"/>
    </style:style>
    <style:style style:name="T15" style:family="text">
      <style:text-properties fo:color="#569cd6"/>
    </style:style>
    <style:style style:name="T16" style:family="text">
      <style:text-properties fo:color="#569cd6" style:font-name="Consolas" fo:font-size="10.5pt" fo:font-weight="normal"/>
    </style:style>
    <style:style style:name="T17" style:family="text">
      <style:text-properties fo:color="#569cd6" style:font-name="Consolas" fo:font-size="10.5pt" fo:font-weight="normal" fo:background-color="#1e1e1e"/>
    </style:style>
    <style:style style:name="T18" style:family="text">
      <style:text-properties fo:color="#9cdcfe"/>
    </style:style>
    <style:style style:name="T19" style:family="text">
      <style:text-properties fo:color="#9cdcfe" style:font-name="Consolas" fo:font-size="10.5pt" fo:font-weight="normal"/>
    </style:style>
    <style:style style:name="T20" style:family="text">
      <style:text-properties fo:color="#b5cea8"/>
    </style:style>
    <style:style style:name="T21" style:family="text">
      <style:text-properties fo:color="#b5cea8" style:font-name="Consolas" fo:font-size="10.5pt" fo:font-weight="normal"/>
    </style:style>
    <style:style style:name="T22" style:family="text">
      <style:text-properties fo:color="#dcdcaa"/>
    </style:style>
    <style:style style:name="T23" style:family="text">
      <style:text-properties fo:color="#dcdcaa" style:font-name="Consolas" fo:font-size="10.5pt" fo:font-weight="normal"/>
    </style:style>
    <style:style style:name="T24" style:family="text">
      <style:text-properties style:font-name="Consolas" fo:font-size="10.5pt" fo:font-weight="normal"/>
    </style:style>
    <style:style style:name="T25" style:family="text">
      <style:text-properties style:font-name="Consolas" fo:font-size="6pt" fo:font-weight="normal" style:font-size-asian="6pt" style:font-size-complex="6pt"/>
    </style:style>
    <style:style style:name="T26" style:family="text">
      <style:text-properties fo:color="#c586c0" style:font-name="Consolas" fo:font-size="10.5pt" fo:font-weight="normal"/>
    </style:style>
    <style:style style:name="T27" style:family="text">
      <style:text-properties fo:color="#4ec9b0" style:font-name="Consolas" fo:font-size="10.5pt" fo:font-weight="normal"/>
    </style:style>
    <style:style style:name="T28" style:family="text">
      <style:text-properties fo:color="#1d1c1d"/>
    </style:style>
    <style:style style:name="T29" style:family="text">
      <style:text-properties fo:color="#ce9178"/>
    </style:style>
    <style:style style:name="T30" style:family="text">
      <style:text-properties fo:color="#ce9178" style:font-name="Consolas" fo:font-size="10.5pt" fo:font-weight="normal"/>
    </style:style>
    <style:style style:name="T31" style:family="text">
      <style:text-properties fo:color="#6a9955"/>
    </style:style>
    <style:style style:name="T32" style:family="text">
      <style:text-properties fo:color="#d4d4d4" style:font-name="Consolas" fo:font-size="10.5pt" fo:font-weight="normal" fo:background-color="#1e1e1e"/>
    </style:style>
    <style:style style:name="T33" style:family="text">
      <style:text-properties fo:color="#4fc1ff"/>
    </style:style>
    <style:style style:name="T34" style:family="text">
      <style:text-properties fo:color="#4fc1ff" style:font-name="Consolas" fo:font-size="10.5pt" fo:font-weight="normal" fo:background-color="#1e1e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sos proyectos</text:p>
      <text:p text:style-name="Standard"/>
      <text:list xml:id="list1611602209648492981" text:style-name="L1">
        <text:list-item>
          <text:p text:style-name="P17">Necesidades por parte del cliente – aquí varias empresas lucharán por ganar el proyecto</text:p>
        </text:list-item>
        <text:list-item>
          <text:p text:style-name="P17">Rol Analista – toma de requerimientos una vez que ganamos el proyecto</text:p>
        </text:list-item>
        <text:list-item>
          <text:p text:style-name="P17">Grupo de trabajo</text:p>
        </text:list-item>
      </text:list>
      <text:p text:style-name="Standard"/>
      <text:p text:style-name="Standard">Cliente-Servidor</text:p>
      <text:p text:style-name="Standard"/>
      <text:p text:style-name="Standard">Java es lenguaje de programación de Servidor</text:p>
      <text:p text:style-name="Standard">JavaScript es lenguage de programación de Cliente</text:p>
      <text:p text:style-name="Standard"/>
      <text:p text:style-name="Standard">CÓDIGOS DE ESTADO HTTP</text:p>
      <text:p text:style-name="P16"><text:a xlink:type="simple" xlink:href="https://es.wikipedia.org/wiki/Anexo:Códigos_de_estado_HTTP" office:target-frame-name="_blank" xlink:show="new" text:style-name="Internet_20_link" text:visited-style-name="Visited_20_Internet_20_Link"><text:span text:style-name="T3">https://es.wikipedia.org/wiki/Anexo:C%C3%B3digos_de_estado_HTTP</text:span></text:a></text:p>
      <text:p text:style-name="Standard"/>
      <text:p text:style-name="Standard">Pedir un recurso al servidor</text:p>
      <text:p text:style-name="Standard"/>
      <text:p text:style-name="Standard">GET – 200OK (el servidor encuentra lo que le pido)</text:p>
      <text:p text:style-name="Standard">GET – 404 not found (el servidor no lo encuentra)</text:p>
      <text:p text:style-name="Standard">GET – 500 (el servidor está saturado)</text:p>
      <text:p text:style-name="Standard">GET – 401 (no tienes permiso)</text:p>
      <text:p text:style-name="Standard">GET – 301/302 (no estás logeado)</text:p>
      <text:p text:style-name="Standard"/>
      <text:p text:style-name="Standard">Subir información al servidor</text:p>
      <text:p text:style-name="Standard"/>
      <text:p text:style-name="Standard">POST es para <text:span text:style-name="T14">crear</text:span> nuevos datos</text:p>
      <text:p text:style-name="Standard">POST – 400 (bad request – estoy enviando algo erróneo por ejemplo es obligatorio rellenar tu nombre en el formulario y no lo he hecho)</text:p>
      <text:p text:style-name="Standard">POST – 201 (created)</text:p>
      <text:p text:style-name="Standard"/>
      <text:p text:style-name="Standard">PRPG <text:span text:style-name="T1">(buscar qué significa) (es un patrón.....) - una forma de </text:span></text:p>
      <text:p text:style-name="P2"/>
      <text:p text:style-name="P1">PUT es para <text:span text:style-name="T14">modificar</text:span> datos</text:p>
      <text:p text:style-name="P1">PUT – 400 (aparece lo típico en rojo cuando falta info o la contraseña está mal o cosas así)</text:p>
      <text:p text:style-name="P1">PUT – 204 <text:span text:style-name="T1">(buscar)</text:span></text:p>
      <text:p text:style-name="P2"/>
      <text:p text:style-name="P1"><text:span text:style-name="T1">PATCH – tambien sirve para </text:span><text:span text:style-name="T2">modificar</text:span><text:span text:style-name="T1"> datos, lo va a explicar Imanol/Adri cuando se utiliza este y cuando PUT (tiene que ver con la idempotencia de las funciones matemáticas, funciones idempotentes) – </text:span></text:p>
      <text:p text:style-name="P2"/>
      <text:p text:style-name="P2">get put y delete se pueden ejecutar n veces en el servidor</text:p>
      <text:p text:style-name="P2">post y patch solo se ejecutarán una vez</text:p>
      <text:p text:style-name="P2"/>
      <text:p text:style-name="P1">DELETE para <text:span text:style-name="T14">eliminar</text:span> un recurso – 204 (no hay contenido)</text:p>
      <text:p text:style-name="P1"/>
      <text:p text:style-name="P1">&gt;= 200 AND &lt;400 son situaciones OK</text:p>
      <text:p text:style-name="P1">&gt;=400 AND &lt;500 son errores lógicos</text:p>
      <text:p text:style-name="P1">&gt;=500 problemas del servidor en cuanto a recursos</text:p>
      <text:p text:style-name="P1"/>
      <text:p text:style-name="P1">HERRAMIENTAS DE DESARROLLO</text:p>
      <text:p text:style-name="P1"/>
      <text:p text:style-name="P1">Navegador</text:p>
      <text:p text:style-name="P1"/>
      <text:p text:style-name="P1"><text:soft-page-break/>Elements</text:p>
      <text:p text:style-name="P1">Console – <text:span text:style-name="T1">REPL qué es? Un programa que lee comandos, interpreta y evalua y te imprime (vamos la consola que he venido usando del chrome)</text:span></text:p>
      <text:p text:style-name="P1">Sources – los recursos que han llegado (imágenes, CSS que lleguen, JS que lleguen, HTML que llegó, etc)</text:p>
      <text:p text:style-name="P1">Network – cualquier desarrollador va a tener la opción <text:span text:style-name="T14">Disable Cache</text:span> marcada ya que si no está marcada cualquier cambio que yo vaya haciendo en el desarrollo del código no se vería en el navegador. También marcar la opción <text:span text:style-name="T14">Preserve Log</text:span> para que al cambiar de página la información de Network no se borre para darme la nueva, es decir que si la opción Preserve Log no está marcada solo te muestra la última acción.</text:p>
      <text:p text:style-name="P1">El resto de opciones son más avanzadas (Performance, Memory, Application, Security, Lighthouse)</text:p>
      <text:p text:style-name="P1">Todo empieza pidiendo un REQUEST y el servidor genera un RESPONSE</text:p>
      <text:p text:style-name="P1"/>
      <text:p text:style-name="P1">COMMAND LINE DEBUG API $0</text:p>
      <text:p text:style-name="P1"/>
      <text:p text:style-name="P1">Una API es una series de funciones que nos dan un resultado, yo hago una petición y me devuelve unos valores.</text:p>
      <text:p text:style-name="P1"/>
      <text:p text:style-name="P1"><text:a xlink:type="simple" xlink:href="https://developers.google.com/web/tools/chrome-devtools/console/utilities" office:target-frame-name="_blank" xlink:show="new" text:style-name="Internet_20_link" text:visited-style-name="Visited_20_Internet_20_Link"><text:span text:style-name="T3">https://developers.google.com/web/tools/chrome-devtools/console/utilities</text:span></text:a> </text:p>
      <text:p text:style-name="P1"/>
      <text:p text:style-name="P2">estudiarlo</text:p>
      <text:p text:style-name="P2"/>
      <text:p text:style-name="P1">SITIO WEB Y APLICACIÓN WEB</text:p>
      <text:p text:style-name="P1"/>
      <text:p text:style-name="P1">Un sitio web es el periódico 20minutos y una aplicación web es gmail. El grado de interacción que tu puedes tener determina si es una aplicación o no, con la wikipedia miras info y con gmail mandas emails, los abres, adjuntar archivos, etc</text:p>
      <text:p text:style-name="P1"/>
      <text:p text:style-name="P1">INTRODUCCIÓN A LOS ALGORITMOS</text:p>
      <text:p text:style-name="P1"/>
      <text:p text:style-name="P1">function sum(a,b) {</text:p>
      <text:p text:style-name="P1"><text:tab/>return a+b;</text:p>
      <text:p text:style-name="P1">}</text:p>
      <text:p text:style-name="P1"/>
      <text:p text:style-name="P1">sum(5,3) <text:s/>// 8</text:p>
      <text:p text:style-name="P1"/>
      <text:p text:style-name="P1">function sum(a,b) es la definición de la función</text:p>
      <text:p text:style-name="P1"/>
      <text:p text:style-name="P1">{} lo que está dentro es lo que va a hacer la función</text:p>
      <text:p text:style-name="P1"/>
      <text:p text:style-name="P1">Pasar 10 a código binario</text:p>
      <text:p text:style-name="P1"/>
      <text:p text:style-name="P1">10/2 = 5 y el resto es 0</text:p>
      <text:p text:style-name="P1">5/2 = 2 y el resto es 1</text:p>
      <text:p text:style-name="P1">2/2 = 1 y el resto es 0</text:p>
      <text:p text:style-name="P1"/>
      <text:p text:style-name="P1">por lo que 10 en binario (se lee al revés es 1010)</text:p>
      <text:p text:style-name="P1"/>
      <text:p text:style-name="P2">Pasar 58 a código binario y comprobar con la calculadora de windows</text:p>
      <text:p text:style-name="P1"/>
      <text:p text:style-name="P1">TIPO DE DATOS QUE PUEDO ALMACENAR</text:p>
      <text:p text:style-name="P1"/>
      <text:p text:style-name="P1"><text:soft-page-break/>Números, strings, variable, booleans, null, undefined, algoritmo, palabras reservadas, etc etc etc etc</text:p>
      <text:p text:style-name="P1"/>
      <text:p text:style-name="P1"/>
      <text:p text:style-name="P1"/>
      <text:p text:style-name="P1">CONCEPTO DE VARIABLE</text:p>
      <text:p text:style-name="P1"/>
      <text:p text:style-name="P1">a=10</text:p>
      <text:p text:style-name="P1">b=20</text:p>
      <text:p text:style-name="P1">a y b son variables</text:p>
      <text:p text:style-name="P1"/>
      <text:p text:style-name="P1">Restricciones de las variables</text:p>
      <text:p text:style-name="P1"/>
      <text:p text:style-name="P1">typeof(a) = number</text:p>
      <text:p text:style-name="P1">typeof(true) = boolean</text:p>
      <text:p text:style-name="P1">typeof("hello") = string</text:p>
      <text:p text:style-name="P1">typeof(null) = object</text:p>
      <text:p text:style-name="P1">typeof(undefined) = undefined</text:p>
      <text:p text:style-name="P1">typeof($0) = object</text:p>
      <text:p text:style-name="P1"/>
      <text:p text:style-name="P1">Camel case (holaMundo) VS Pascal case (HolaMundo)</text:p>
      <text:p text:style-name="P1"/>
      <text:p text:style-name="P2">Usar Pascal case para la creación de objetos y el resto en Came case</text:p>
      <text:p text:style-name="P1"/>
      <text:p text:style-name="P1">PALABRAS RESERVADAS</text:p>
      <text:p text:style-name="P1"/>
      <text:p text:style-name="P1">Palabras que no puedo utilizar como variables. Cada lenguaje tendrá las suyas.</text:p>
      <text:p text:style-name="P1"/>
      <text:p text:style-name="P1">Por ejemplo en JS:</text:p>
      <text:p text:style-name="P1"/>
      <text:p text:style-name="P1">if, break, export, in, let, null, class, byte, return, etc etc etc etc (se puede googlear fácil para verlas todas)</text:p>
      <text:p text:style-name="P1"/>
      <text:p text:style-name="P2">CREAR UNA FUNCIÓN PARA SABER EL MENOR DE LA CLASE (O CALCULAR EL MINIMO DE UNA SECUENCIA DADA)</text:p>
      <text:p text:style-name="P2"/>
      <text:p text:style-name="P2"><text:span text:style-name="T4">function xyz(array) {</text:span><text:line-break/><text:span text:style-name="T5">  </text:span><text:span text:style-name="T4">var x = 0;</text:span><text:line-break/><text:span text:style-name="T5">  </text:span><text:span text:style-name="T4">for (i = 0; array.length &gt; i; i++) {</text:span><text:line-break/><text:span text:style-name="T5">    </text:span><text:span text:style-name="T4">x = array[i] + x;</text:span><text:line-break/><text:span text:style-name="T5">  </text:span><text:span text:style-name="T4">}</text:span><text:line-break/><text:span text:style-name="T5">  </text:span><text:span text:style-name="T4">return x;</text:span><text:line-break/><text:span text:style-name="T4">}xyz([1, 3, 6]);</text:span> </text:p>
      <text:p text:style-name="P2"/>
      <text:p text:style-name="P3">Basado en este algoritmo calcular el minimo de usa secuencia dada</text:p>
      <text:p text:style-name="P3"/>
      <text:p text:style-name="P2">SOLUCIÓN</text:p>
      <text:p text:style-name="P3"/>
      <text:p text:style-name="P6"><text:span text:style-name="T15">let</text:span> <text:span text:style-name="T18">arr</text:span> = [<text:span text:style-name="T20">18</text:span>,<text:span text:style-name="T20">21</text:span>,<text:span text:style-name="T20">23</text:span>,<text:span text:style-name="T20">25</text:span>,<text:span text:style-name="T20">28</text:span>,<text:span text:style-name="T20">30</text:span>,<text:span text:style-name="T20">33</text:span>,<text:span text:style-name="T20">33</text:span>,<text:span text:style-name="T20">37</text:span>]</text:p>
      <text:p text:style-name="P15"/>
      <text:p text:style-name="P13"><text:span text:style-name="T15">function</text:span> <text:span text:style-name="T22">lowest</text:span>() {</text:p>
      <text:p text:style-name="P14">    <text:span text:style-name="T26">return</text:span><text:span text:style-name="T24"> </text:span><text:span text:style-name="T27">Math</text:span><text:span text:style-name="T24">.</text:span><text:span text:style-name="T23">min</text:span><text:span text:style-name="T24">(...</text:span><text:span text:style-name="T19">arr</text:span><text:span text:style-name="T24">)</text:span></text:p>
      <text:p text:style-name="P13">}</text:p>
      <text:p text:style-name="P15"><text:soft-page-break/></text:p>
      <text:p text:style-name="P13"><text:span text:style-name="T18">console</text:span>.<text:span text:style-name="T22">log</text:span>(<text:span text:style-name="T22">lowest</text:span>());</text:p>
      <text:p text:style-name="P3"/>
      <text:p text:style-name="P3">OTRA SOLUCIÓN (esta es con el algoritmo más basico y desarrollado, sin el atajo Math.min)</text:p>
      <text:p text:style-name="P3"/>
      <text:p text:style-name="P3">function edad(array) {</text:p>
      <text:p text:style-name="P3"><text:s/>var x = array [0];</text:p>
      <text:p text:style-name="P3">for (i = 0; array.length &gt; i; i++( {</text:p>
      <text:p text:style-name="P3"><text:tab/>var menor = array[i];</text:p>
      <text:p text:style-name="P3"><text:tab/>if(menor &lt; x) {</text:p>
      <text:p text:style-name="P3"><text:tab/>x = menor;</text:p>
      <text:p text:style-name="P3"><text:tab/>}</text:p>
      <text:p text:style-name="P3">}</text:p>
      <text:p text:style-name="P3">return x;</text:p>
      <text:p text:style-name="P3">}</text:p>
      <text:p text:style-name="P3"/>
      <text:p text:style-name="P3">edad([18,53,35,26,33,29,21,28,20,22,31,23)];</text:p>
      <text:p text:style-name="P3"/>
      <text:p text:style-name="P3">OPERADORES</text:p>
      <text:p text:style-name="P3"/>
      <text:p text:style-name="P3">let x=1;</text:p>
      <text:p text:style-name="P3">let y=2;</text:p>
      <text:p text:style-name="P3">let z=x+y;</text:p>
      <text:p text:style-name="P3"/>
      <text:p text:style-name="P3">x*y</text:p>
      <text:p text:style-name="P3">x/y</text:p>
      <text:p text:style-name="P3">x-y</text:p>
      <text:p text:style-name="P3"/>
      <text:p text:style-name="P3">4%2 me devuelve 0 porque % me devuelve el resto de una división</text:p>
      <text:p text:style-name="P3"/>
      <text:p text:style-name="P3">COMPARACIÓN CON == O ===</text:p>
      <text:p text:style-name="P3"/>
      <text:p text:style-name="P3">`1`=== 1</text:p>
      <text:p text:style-name="P3">false</text:p>
      <text:p text:style-name="P3">`1`== 1</text:p>
      <text:p text:style-name="P3">true</text:p>
      <text:p text:style-name="P3"/>
      <text:p text:style-name="P3">usar siempre 3 iguales === porque usando 2 iguales == hay muchas posibilidades de errores de código</text:p>
      <text:p text:style-name="P3"/>
      <text:p text:style-name="P3">si quiero decir que algo es distinto utilizar !==</text:p>
      <text:p text:style-name="P3"/>
      <text:p text:style-name="P3">OR || y AND &amp;&amp;</text:p>
      <text:p text:style-name="P3"/>
      <text:p text:style-name="P4">false || false me da false</text:p>
      <text:p text:style-name="P4">false || true me da true</text:p>
      <text:p text:style-name="P4">true || true me da true</text:p>
      <text:p text:style-name="P4"/>
      <text:p text:style-name="P4">es decir con || basta que haya 1 true para que de true</text:p>
      <text:p text:style-name="P4"/>
      <text:p text:style-name="P4">false &amp;&amp; false me da false</text:p>
      <text:p text:style-name="P4">false &amp;&amp; true me da false</text:p>
      <text:p text:style-name="P4">true &amp;&amp; true me da true</text:p>
      <text:p text:style-name="P3"/>
      <text:p text:style-name="P3">es decir con &amp;&amp; todos tienen que ser true para que de true</text:p>
      <text:p text:style-name="P3"/>
      <text:p text:style-name="P3"><text:soft-page-break/>`` que es una cadena vacía es false</text:p>
      <text:p text:style-name="P3">0 es false</text:p>
      <text:p text:style-name="P3">null es false</text:p>
      <text:p text:style-name="P3">undefined es false</text:p>
      <text:p text:style-name="P3">false como booleano es false</text:p>
      <text:p text:style-name="P3"/>
      <text:p text:style-name="P3">ARROW FUNCTIONS</text:p>
      <text:p text:style-name="P3"/>
      <text:p text:style-name="P5">function sum(a,b) {</text:p>
      <text:p text:style-name="P5"><text:tab/>return a+b;</text:p>
      <text:p text:style-name="P5">}</text:p>
      <text:p text:style-name="P5"/>
      <text:p text:style-name="P5">const sum = (a,b) =&gt; a+b;</text:p>
      <text:p text:style-name="P5"/>
      <text:p text:style-name="P5">estos dos son exactamente igual</text:p>
      <text:p text:style-name="P3"/>
      <text:p text:style-name="P3"><text:a xlink:type="simple" xlink:href="https://developer.mozilla.org/es/docs/Web/JavaScript/Referencia/Funciones/Arrow_functions" text:style-name="Internet_20_link" text:visited-style-name="Visited_20_Internet_20_Link">https://developer.mozilla.org/es/docs/Web/JavaScript/Referencia/Funciones/Arrow_functions</text:a></text:p>
      <text:p text:style-name="P3"/>
      <text:p text:style-name="P7">LEER</text:p>
      <text:p text:style-name="P7"/>
      <text:p text:style-name="P7">DADA UNA SECUENCIA DE DATOS OBTENER LOS PARES</text:p>
      <text:p text:style-name="P7"/>
      <text:p text:style-name="P6"><text:span text:style-name="T15">function</text:span> <text:span text:style-name="T22">par</text:span>(<text:span text:style-name="T18">a</text:span>) {</text:p>
      <text:p text:style-name="P14">    <text:span text:style-name="T26">for</text:span><text:span text:style-name="T24">(</text:span><text:span text:style-name="T16">let</text:span><text:span text:style-name="T24"> </text:span><text:span text:style-name="T19">i</text:span><text:span text:style-name="T24">=</text:span><text:span text:style-name="T21">0</text:span><text:span text:style-name="T24">; </text:span><text:span text:style-name="T19">a</text:span><text:span text:style-name="T24">.</text:span><text:span text:style-name="T19">length</text:span><text:span text:style-name="T24"> &gt; </text:span><text:span text:style-name="T19">i</text:span><text:span text:style-name="T24">; </text:span><text:span text:style-name="T19">i</text:span><text:span text:style-name="T24">++) {</text:span></text:p>
      <text:p text:style-name="P14">    <text:span text:style-name="T26">if</text:span><text:span text:style-name="T24"> (</text:span><text:span text:style-name="T19">a</text:span><text:span text:style-name="T24">[</text:span><text:span text:style-name="T19">i</text:span><text:span text:style-name="T24">]%</text:span><text:span text:style-name="T21">2</text:span><text:span text:style-name="T24">===</text:span><text:span text:style-name="T21">0</text:span><text:span text:style-name="T24">) {</text:span></text:p>
      <text:p text:style-name="P14">    <text:span text:style-name="T19">console</text:span><text:span text:style-name="T24">.</text:span><text:span text:style-name="T23">log</text:span><text:span text:style-name="T24">(</text:span><text:span text:style-name="T19">a</text:span><text:span text:style-name="T24">[</text:span><text:span text:style-name="T19">i</text:span><text:span text:style-name="T24">])</text:span></text:p>
      <text:p text:style-name="P14">        <text:span text:style-name="T24">}</text:span></text:p>
      <text:p text:style-name="P14">    <text:span text:style-name="T24">}</text:span></text:p>
      <text:p text:style-name="P13">}</text:p>
      <text:p text:style-name="P15"/>
      <text:p text:style-name="P13"><text:span text:style-name="T22">par</text:span>([<text:span text:style-name="T20">1</text:span>,<text:span text:style-name="T20">2</text:span>,<text:span text:style-name="T20">3</text:span>,<text:span text:style-name="T20">4</text:span>,<text:span text:style-name="T20">5</text:span>,<text:span text:style-name="T20">6</text:span>]);</text:p>
      <text:p text:style-name="P13"/>
      <text:p text:style-name="P13">SI HACEMOS ESTO ESTÁ BIEN PERO DE ESTA MANERA TENDRÍAMOS QUE HACER UNA FUNCIÓN PARA CADA ACCIÓN QUE NECESITEMOS, POR LO QUE LO QUE HAY QUE HACER ES CREAR UNA FUNCIÓN GENERAL QUE ME DE TRUE O FALSE CUALESQUIERA QUE SEAN LOS PARAMETROS QUE LE DEMOS:</text:p>
      <text:p text:style-name="P7"/>
      <text:p text:style-name="P8"/>
      <text:p text:style-name="P7">function filter (array, predicate) {</text:p>
      <text:p text:style-name="P7"><text:tab/>for(let i=0;array,length&gt;1;i++) {</text:p>
      <text:p text:style-name="P7"><text:tab/>let value = array[i];</text:p>
      <text:p text:style-name="P7"><text:tab/>if(predicate(value)) {</text:p>
      <text:p text:style-name="P7"><text:tab/>console.log(value);</text:p>
      <text:p text:style-name="P7">}</text:p>
      <text:p text:style-name="P7"/>
      <text:p text:style-name="P7">}</text:p>
      <text:p text:style-name="P7"/>
      <text:p text:style-name="P7">}</text:p>
      <text:p text:style-name="P7"/>
      <text:p text:style-name="P7">filter([1,2,3], (v)=&gt;v%2===0) // aqui le pido a la funcion que me de los numeros pares</text:p>
      <text:p text:style-name="P7">filter([1,2,3], (v)=&gt;v%2!==0) // aqui le pido a la funcion que me de los numeros impares</text:p>
      <text:p text:style-name="P7">filter([1,2,3], (v)=&gt;v&gt;3) // aqui le pido a la funcion que me de los numeros mayores que 3</text:p>
      <text:p text:style-name="P7">filter([1,2,3], (v)=&gt;v&gt;3 &amp;&amp; v&lt;9) // le pido a la funcion que me de los numeros &gt;3 y &gt;9</text:p>
      <text:p text:style-name="P7"/>
      <text:p text:style-name="P7">LO QUE ACABAMOS DE HACER ES CREAR UNA FUNCION "UNIVERSAL" QUE ME SIRVA PARA CUALESQUIERA SEAN LOS PARAMETROS QUE LES DE, EN LUGAR DE TENER <text:soft-page-break/>QUE ESCRIBIR 4 FUNCIONES DISTINTAS</text:p>
      <text:p text:style-name="P7"/>
      <text:p text:style-name="P7">DE ESTA FORMA PRIMERO 1. RECORREMOS UNA SECUENCIA Y SEGUNDO 2. POR CADA VALOR DE LA SECUENCIA ME DEVUELVE TRUE OR FALSE</text:p>
      <text:p text:style-name="P7"/>
      <text:p text:style-name="P10">(((Ejercicios a parte que manda el profe así random:</text:p>
      <text:list xml:id="list8964033339360294843" text:style-name="L2">
        <text:list-item>
          <text:p text:style-name="P18">//TODO: son instrucciones que se dejan a lo largo del código para los compañeros que vayan a trabajar en tu código en cuanto a cosas que quedan por hacer o que quedan pendientes. Se intenta no abusar de los comentarios.</text:p>
        </text:list-item>
        <text:list-item>
          <text:p text:style-name="P18">Big O: <text:a xlink:type="simple" xlink:href="https://medium.com/@charlie_fuentes/notacion-big-0-para-principiantes-f9cbb4b6bec8" text:style-name="Internet_20_link" text:visited-style-name="Visited_20_Internet_20_Link">https://medium.com/@charlie_fuentes/notacion-big-0-para-principiantes-f9cbb4b6bec8</text:a> </text:p>
        </text:list-item>
      </text:list>
      <text:p text:style-name="P10">)))</text:p>
      <text:p text:style-name="P10"/>
      <text:p text:style-name="P10">INTERPOLACIÓN DE CADENAS</text:p>
      <text:p text:style-name="P10"/>
      <text:p text:style-name="P10">Es lo de ${} para meter variables dentro de strings, puedo leer esto: <text:a xlink:type="simple" xlink:href="https://developer.mozilla.org/es/docs/Web/JavaScript/Referencia/template_strings" text:style-name="Internet_20_link" text:visited-style-name="Visited_20_Internet_20_Link">https://developer.mozilla.org/es/docs/Web/JavaScript/Referencia/template_strings</text:a> </text:p>
      <text:p text:style-name="P10"/>
      <text:p text:style-name="P10">ARRAY</text:p>
      <text:p text:style-name="P10"/>
      <text:p text:style-name="P10">a=[1,2,3] es una matriz de 3 elementos donde 1 está en la posición 0, 2 está en la posición 1 y 3 está en la posición 2</text:p>
      <text:p text:style-name="P10"/>
      <text:p text:style-name="P10">Se utilizan las posiciones para acceder a los datos del array:</text:p>
      <text:p text:style-name="P10">a=[1] me devolverá el 2</text:p>
      <text:p text:style-name="P10"/>
      <text:p text:style-name="P10">Para añadir elementos al final de un array se utiliza array.push()</text:p>
      <text:p text:style-name="P10">Para añadir elementos al principio de un array se utiliza array.unshift()</text:p>
      <text:p text:style-name="P10">Para sacar el último elemento de un array se utiliza array.pop()</text:p>
      <text:p text:style-name="P10">Para sacar el primer elemento de un array se utiliza array.shift()</text:p>
      <text:p text:style-name="P10">Si uso array.length=3 por ejemplo quitaría todos los elementos directamente que van después de la posición 2</text:p>
      <text:p text:style-name="P10">Si quiero quitar un elemento que esté por mitad tengo que usar array.indexOf() primero para averiguar la posición del elemento que quiero quitar y después usar array.splice() para sacarlo</text:p>
      <text:p text:style-name="P10"/>
      <text:p text:style-name="P7">CREAR UNA FUNCIÓN QUE ME QUITE UN ELEMENTO DE CUALQUIER ARRAY</text:p>
      <text:p text:style-name="P7"/>
      <text:p text:style-name="P6"><text:span text:style-name="T15">function</text:span> <text:span text:style-name="T22">foo</text:span> (<text:span text:style-name="T18">arr</text:span>,<text:span text:style-name="T18">val</text:span>){</text:p>
      <text:p text:style-name="P14">  <text:span text:style-name="T16">let</text:span><text:span text:style-name="T24"> </text:span><text:span text:style-name="T19">index</text:span><text:span text:style-name="T24"> = </text:span><text:span text:style-name="T19">arr</text:span><text:span text:style-name="T24">.</text:span><text:span text:style-name="T23">indexOf</text:span><text:span text:style-name="T24">(</text:span><text:span text:style-name="T19">val</text:span><text:span text:style-name="T24">);</text:span></text:p>
      <text:p text:style-name="P14"><text:span text:style-name="T24"><text:tab/>if(index!==-1) { // </text:span><text:span text:style-name="T25">https://developer.mozilla.org/es/docs/Web/JavaScript/Referencia/Objetos_globales/Array/indexOf</text:span></text:p>
      <text:p text:style-name="P14">  <text:span text:style-name="T19">arr</text:span><text:span text:style-name="T24">.</text:span><text:span text:style-name="T23">splice</text:span><text:span text:style-name="T24">(</text:span><text:span text:style-name="T19">index</text:span><text:span text:style-name="T24">,</text:span><text:span text:style-name="T21">1</text:span><text:span text:style-name="T24">)</text:span></text:p>
      <text:p text:style-name="P13">}</text:p>
      <text:p text:style-name="P14">  <text:span text:style-name="T26">return</text:span><text:span text:style-name="T24"> </text:span><text:span text:style-name="T19">arr;</text:span></text:p>
      <text:p text:style-name="P13">}</text:p>
      <text:p text:style-name="P7"/>
      <text:p text:style-name="P7">MISMO PERO PARA INSERTAR CUALQUIER VALOR EN CUALQUIER POSICIÓN DEL ARRAY</text:p>
      <text:p text:style-name="P12"/>
      <text:p text:style-name="P13">function foo(array,value,before) {</text:p>
      <text:p text:style-name="P13"><text:tab/>let index = array.indexOf(before);</text:p>
      <text:p text:style-name="P13"><text:tab/>if(index!==-1){</text:p>
      <text:p text:style-name="P13"><text:tab/>array.push(value)</text:p>
      <text:p text:style-name="P13"><text:tab/>}</text:p>
      <text:p text:style-name="P13"><text:tab/>else{</text:p>
      <text:p text:style-name="P13"><text:tab/>array.splice(index,0,value)</text:p>
      <text:p text:style-name="P13"><text:soft-page-break/><text:tab/>}</text:p>
      <text:p text:style-name="P13"><text:tab/>return array;</text:p>
      <text:p text:style-name="P13">}</text:p>
      <text:p text:style-name="P10"/>
      <text:p text:style-name="P11"><text:a xlink:type="simple" xlink:href="https://developer.mozilla.org/es/docs/Web/JavaScript/Referencia/Objetos_globales/Array" text:style-name="Internet_20_link" text:visited-style-name="Visited_20_Internet_20_Link">https://developer.mozilla.org/es/docs/Web/JavaScript/Referencia/Objetos_globales/Array</text:a> ESTUDIAR ESTO A TOPE</text:p>
      <text:p text:style-name="P11"/>
      <text:p text:style-name="P11">ESTUDIAR</text:p>
      <text:p text:style-name="P11"/>
      <text:p text:style-name="P11">indexOf mdn</text:p>
      <text:p text:style-name="P11"/>
      <text:p text:style-name="P11">el array.indexOf tiene 2 parámetros, 1: el searchElement que es básicamente el elemento a encontrar en el array y 2: fromIndex que es desde qué posición del array se inicia la búsqueda, si le damos un valor mayor o igual a la longitud del array pues devolverá -1, ya que no se busca en el array; si le damos un valor negativo lo que hace es buscar desde la última posición del array hacia el principio</text:p>
      <text:p text:style-name="P11"/>
      <text:p text:style-name="P11">array.push mdn</text:p>
      <text:p text:style-name="P11"/>
      <text:p text:style-name="P11">el array.push añade nuevos elementos al final de un array dado y te devuelve un array nuevo</text:p>
      <text:p text:style-name="P11"/>
      <text:p text:style-name="P11">array.pop mdn</text:p>
      <text:p text:style-name="P11"/>
      <text:p text:style-name="P11">se utiliza para quitar el último elemento de un array y que me lo devuelva este elemento</text:p>
      <text:p text:style-name="P11"/>
      <text:p text:style-name="P11">array.splice mdn</text:p>
      <text:p text:style-name="P11"/>
      <text:p text:style-name="P11">cambia el contenido de un array, ya sea eliminando elementos o añadiendo y devuelve un nuevo array con estos elementos</text:p>
      <text:p text:style-name="P11"/>
      <text:p text:style-name="Standard"><text:span text:style-name="Variable"><text:span text:style-name="T6">array</text:span></text:span><text:span text:style-name="T6">.splice(</text:span><text:span text:style-name="Variable"><text:span text:style-name="T6">start[</text:span></text:span><text:span text:style-name="T6">, </text:span><text:span text:style-name="Variable"><text:span text:style-name="T6">deleteCount[</text:span></text:span><text:span text:style-name="T6">, </text:span><text:span text:style-name="Variable"><text:span text:style-name="T6">item1[</text:span></text:span><text:span text:style-name="T6">, </text:span><text:span text:style-name="Variable"><text:span text:style-name="T6">item2[</text:span></text:span><text:span text:style-name="T6">, </text:span><text:span text:style-name="Emphasis"><text:span text:style-name="T6">...]]]]</text:span></text:span><text:span text:style-name="T6">) <text:s text:c="2"/>como vemos splice tiene 3 parámetros: 1. Primero (start) hay que decirle en qué posición empezar a cambiar el array (si se da un número mayor que la longitud del array el punto inicial será la longitud del array, y si se da un número negativo se empieza contando desde el final pa'trás) (IMPORTANTE: si damos la posición start 2 los elementos se van a añadir antes de esa posición, no después, es decir entre posiciones 1 y 2 y no entre posiciones 2 y 3). 2. Segundo (deleteCount) hay que decirle el número de elementos que queremos eliminar del array antiguo desde el start (incluido) (si no se indica o si ponemos un número mayor que el número de elementos restantes del array desde donde empezamos a contar con el start, se eliminan todos los elementos desde el start Y si ponemos 0 o un número negativo no se elimina ningún elemento. 3. Tercero (item1, item2, item3, ...) tenemos que poner los elementos que queremos agregar al array desde la posición start, si no ponemos nada no se agrega ningún elemento</text:span></text:p>
      <text:p text:style-name="P11"/>
      <text:p text:style-name="P11">REPASAR SPLICE DE NUEVO Y SEGUIR CON SLICE</text:p>
      <text:p text:style-name="P11"/>
      <text:p text:style-name="P11">array.slice mdn</text:p>
      <text:p text:style-name="P11"/>
      <text:p text:style-name="Standard"><text:span text:style-name="T6">devuelve un nuevo array que es una copia de parte de un array, sin el fin incluido. </text:span><text:span text:style-name="Source_20_Text"><text:span text:style-name="Variable"><text:span text:style-name="T7">arr</text:span></text:span></text:span><text:span text:style-name="Source_20_Text"><text:span text:style-name="T7">.slice([</text:span></text:span><text:span text:style-name="Source_20_Text"><text:span text:style-name="Variable"><text:span text:style-name="T7">inicio </text:span></text:span></text:span><text:span text:style-name="Source_20_Text"><text:span text:style-name="T7">[, </text:span></text:span><text:span text:style-name="Source_20_Text"><text:span text:style-name="Variable"><text:span text:style-name="T7">fin</text:span></text:span></text:span><text:span text:style-name="Source_20_Text"><text:span text:style-name="T7">]]) como vemos solo tiene 2 parametros, 1) inicio que es donde empieza a extraer. Si el inicio es un numero negativo se empieza a contar desde el final, si no se pone es indice 0, si se pone un numero mayor que la longitud del array se devuelve un array vacio. 2) fin que es donde termina de extraer, sin contar el final que se ponga, por ejemplo slice(1,4) extraerá 1,2 y 3 </text:span></text:span></text:p>
      <text:p text:style-name="P9"><text:span text:style-name="Source_20_Text"><text:span text:style-name="T8"/></text:span></text:p>
      <text:p text:style-name="P11"/>
      <text:p text:style-name="P11">shift mdn</text:p>
      <text:p text:style-name="P11"><text:soft-page-break/>elimina el primer elemento de un array y lo devuelve (MODIFICA EL ARRAY ORIGINAL), arr.shift() no tiene mucho más esto</text:p>
      <text:p text:style-name="P11"/>
      <text:p text:style-name="P11">unshift mdn</text:p>
      <text:p text:style-name="P11"/>
      <text:p text:style-name="Standard"><text:span text:style-name="T6">agrega uno o mas elementos en el inicio del array y devuelve un nuevo array con nueva longitud, </text:span><text:span text:style-name="Variable"><text:span text:style-name="T6">arr</text:span></text:span><text:span text:style-name="T6">.unshift(</text:span><text:span text:style-name="Variable"><text:span text:style-name="T6">elemento1</text:span></text:span><text:span text:style-name="T6">[, ...[, </text:span><text:span text:style-name="Variable"><text:span text:style-name="T6">elementoN</text:span></text:span><text:span text:style-name="T6">]]) como vemos tiene 1 parametro solo, que serán los elementos que queramos agregar al inicio del array</text:span></text:p>
      <text:p text:style-name="P11"/>
      <text:p text:style-name="P11">array.map (IMPORTANTE Y MUY USADO)</text:p>
      <text:p text:style-name="P11"/>
      <text:p text:style-name="P11">crea un nuevo array con los resultados dependiendo de las instrucciones que le demos a la función, </text:p>
      <text:p text:style-name="Standard"><text:span text:style-name="Variable"><text:span text:style-name="T6">var nuevo_array = arr</text:span></text:span><text:span text:style-name="T6">.map(function </text:span><text:span text:style-name="Variable"><text:span text:style-name="T6">callback(currentValue, index, array) {</text:span></text:span></text:p>
      <text:p text:style-name="Standard"><text:span text:style-name="Variable"><text:span text:style-name="T6"><text:s text:c="4"/>// Elemento devuelto de nuevo_array</text:span></text:span></text:p>
      <text:p text:style-name="Standard"><text:span text:style-name="Variable"><text:span text:style-name="T6">}</text:span></text:span><text:span text:style-name="T6">[, </text:span><text:span text:style-name="Variable"><text:span text:style-name="T6">thisArg</text:span></text:span><text:span text:style-name="T6">])</text:span></text:p>
      <text:p text:style-name="P11">como vemos tenemos varios parámetros, 1) callback que es básicamente el poner function y que tiene 3 subparámetros: 1.1) currentValue que representa el elemento actual del array que se está procesando, 1.2) index que representa el indice del elemento actual dentro del array y 1.3) array que es el array sobre el cual se llama el map , y luego 2) thisArg que es opcional y que se usa como this, pero aun no se lo que es esto</text:p>
      <text:p text:style-name="P11"/>
      <text:p text:style-name="P11">array.reduce (IMPORTANTE Y MUY USADO)</text:p>
      <text:p text:style-name="P11"/>
      <text:p text:style-name="Standard"><text:span text:style-name="T6">ejecuta una función reductora sobre cada uno de los elementos de un array y devuelve como resultado UN ÚNICO VALOR, </text:span><text:span text:style-name="Variable"><text:span text:style-name="T6">arr.reduce(callback(acumulador, valorActual[, índice[, array]])[, valorInicial]) como vemos tiene 4 elementos dentro de callback que es poner function: 1) acumulador que va acumulando los valores, 2) el elemento actual que está siendo procesado en el array, 3) el índice que es opcional y que es el índice del element actual que está siendo procesado y 4) el array sobre el cuál se llamó el método reduce y por último el 5) el valor inicial que es opcional y si se pone es por donde empieza a sumar</text:span></text:span></text:p>
      <text:p text:style-name="P11"/>
      <text:p text:style-name="P11">array.filter (IMPORTANTE Y MUY USADO)</text:p>
      <text:p text:style-name="P11"/>
      <text:p text:style-name="Standard"><text:span text:style-name="T6">crea un nuevo array con todos los elementos que cumplan las condiciones dadas por la funcion asociada, </text:span><text:span text:style-name="Variable"><text:span text:style-name="T6">var newArray = arr</text:span></text:span><text:span text:style-name="T6">.filter(</text:span><text:span text:style-name="Variable"><text:span text:style-name="T6">callback(currentValue[, index[, array]])</text:span></text:span><text:span text:style-name="T6">[, </text:span><text:span text:style-name="Variable"><text:span text:style-name="T6">thisArg</text:span></text:span><text:span text:style-name="T6">]) como vemos tiene 4 elementos: 1) </text:span></text:p>
      <text:p text:style-name="P11"><text:line-break/></text:p>
      <text:p text:style-name="P11">array.sort (IMPORTANTE Y MUY USADO) (mirar tb timsort que es el algoritmo mas potente)</text:p>
      <text:p text:style-name="P11"/>
      <text:p text:style-name="Standard"><text:span text:style-name="T6">ordena los elementos de un array y lo devuelve ordenado (por defecto según Unicode), </text:span><text:span text:style-name="Source_20_Text"><text:span text:style-name="Variable"><text:span text:style-name="T7">arr</text:span></text:span></text:span><text:span text:style-name="Source_20_Text"><text:span text:style-name="T7">.sort([</text:span></text:span><text:span text:style-name="Source_20_Text"><text:span text:style-name="Variable"><text:span text:style-name="T7">compareFunction</text:span></text:span></text:span><text:span text:style-name="Source_20_Text"><text:span text:style-name="T7">]), si no se provee compareFunction se ordena por Unicode y si se pone el compareFunction pues serían 2 elementos: a y b, que según me devuelvas -1 0 o 1 me devolveran el array en orden ascendente, me lo deja igual o descendente respectivamente</text:span></text:span></text:p>
      <text:p text:style-name="Standard"><text:span text:style-name="Source_20_Text"><text:span text:style-name="T7"/></text:span></text:p>
      <text:p text:style-name="Standard"><text:span text:style-name="Source_20_Text"><text:span text:style-name="T10">let</text:span></text:span><text:span text:style-name="Source_20_Text"><text:span text:style-name="T9"> </text:span></text:span><text:span text:style-name="Source_20_Text"><text:span text:style-name="T11">numbers</text:span></text:span><text:span text:style-name="Source_20_Text"><text:span text:style-name="T9"> = [</text:span></text:span><text:span text:style-name="Source_20_Text"><text:span text:style-name="T12">4</text:span></text:span><text:span text:style-name="Source_20_Text"><text:span text:style-name="T9">, </text:span></text:span><text:span text:style-name="Source_20_Text"><text:span text:style-name="T12">2</text:span></text:span><text:span text:style-name="Source_20_Text"><text:span text:style-name="T9">, </text:span></text:span><text:span text:style-name="Source_20_Text"><text:span text:style-name="T12">5</text:span></text:span><text:span text:style-name="Source_20_Text"><text:span text:style-name="T9">, </text:span></text:span><text:span text:style-name="Source_20_Text"><text:span text:style-name="T12">1</text:span></text:span><text:span text:style-name="Source_20_Text"><text:span text:style-name="T9">, </text:span></text:span><text:span text:style-name="Source_20_Text"><text:span text:style-name="T12">3</text:span></text:span><text:span text:style-name="Source_20_Text"><text:span text:style-name="T9">];</text:span></text:span></text:p>
      <text:p text:style-name="P13"><text:span text:style-name="T18">numbers</text:span>.<text:span text:style-name="T22">sort</text:span>(<text:span text:style-name="T15">function</text:span>(<text:span text:style-name="T18">a</text:span>, <text:span text:style-name="T18">b</text:span>) {</text:p>
      <text:p text:style-name="P14">  <text:span text:style-name="T26">return</text:span><text:span text:style-name="T24"> </text:span><text:span text:style-name="T19">a</text:span><text:span text:style-name="T24"> - </text:span><text:span text:style-name="T19">b</text:span><text:span text:style-name="T24">;</text:span></text:p>
      <text:p text:style-name="P13">});</text:p>
      <text:p text:style-name="P13"><text:span text:style-name="T18">console</text:span>.<text:span text:style-name="T22">log</text:span>(<text:span text:style-name="T18">numbers</text:span>); // esto me devuelve [1,2,3,4,5]</text:p>
      <text:p text:style-name="P13"/>
      <text:p text:style-name="P13"><text:span text:style-name="T15">let</text:span> <text:span text:style-name="T18">numbers</text:span> = [<text:span text:style-name="T20">4</text:span>, <text:span text:style-name="T20">2</text:span>, <text:span text:style-name="T20">5</text:span>, <text:span text:style-name="T20">1</text:span>, <text:span text:style-name="T20">3</text:span>];</text:p>
      <text:p text:style-name="P13"><text:span text:style-name="T18">numbers</text:span>.<text:span text:style-name="T22">sort</text:span>(<text:span text:style-name="T15">function</text:span>(<text:span text:style-name="T18">a</text:span>, <text:span text:style-name="T18">b</text:span>) {</text:p>
      <text:p text:style-name="P14">  <text:span text:style-name="T26">return</text:span><text:span text:style-name="T24">  b - </text:span><text:span text:style-name="T19">a</text:span><text:span text:style-name="T24">;</text:span></text:p>
      <text:p text:style-name="P13"><text:soft-page-break/>});</text:p>
      <text:p text:style-name="P13"><text:span text:style-name="T18">console</text:span>.<text:span text:style-name="T22">log</text:span>(<text:span text:style-name="T18">numbers</text:span>); // esto me devuelve [5,4,3,2,1]</text:p>
      <text:p text:style-name="P13"/>
      <text:p text:style-name="P13"><text:span text:style-name="T15">let</text:span> <text:span text:style-name="T18">numbers</text:span> = [<text:span text:style-name="T20">4</text:span>, <text:span text:style-name="T20">2</text:span>, <text:span text:style-name="T20">5</text:span>, <text:span text:style-name="T20">1</text:span>, <text:span text:style-name="T20">3</text:span>];</text:p>
      <text:p text:style-name="P13"><text:span text:style-name="T18">numbers</text:span>.<text:span text:style-name="T22">sort</text:span>(<text:span text:style-name="T15">function</text:span>(<text:span text:style-name="T18">a</text:span>, <text:span text:style-name="T18">b</text:span>) {</text:p>
      <text:p text:style-name="P14">  <text:span text:style-name="T26">return</text:span><text:span text:style-name="T24"> </text:span><text:span text:style-name="T19">a</text:span><text:span text:style-name="T24"> = </text:span><text:span text:style-name="T19">b</text:span><text:span text:style-name="T24">;</text:span></text:p>
      <text:p text:style-name="P13">});</text:p>
      <text:p text:style-name="P13"><text:span text:style-name="T18">console</text:span>.<text:span text:style-name="T22">log</text:span>(<text:span text:style-name="T18">numbers</text:span>);// esto me devuelve [4,2,5,1,3]</text:p>
      <text:p text:style-name="P13"/>
      <text:p text:style-name="P13"><text:span text:style-name="T15">var</text:span> <text:span text:style-name="T18">arr3</text:span> = [<text:span text:style-name="T29">'80'</text:span>, <text:span text:style-name="T29">'9'</text:span>, <text:span text:style-name="T29">'700'</text:span>, <text:span text:style-name="T20">40</text:span>, <text:span text:style-name="T20">1</text:span>, <text:span text:style-name="T20">5</text:span>, <text:span text:style-name="T20">200</text:span>];</text:p>
      <text:p text:style-name="P13"><text:span text:style-name="T15">function</text:span> <text:span text:style-name="T22">comparar</text:span>(<text:span text:style-name="T18">a</text:span>, <text:span text:style-name="T18">b</text:span>) {</text:p>
      <text:p text:style-name="P14">  <text:span text:style-name="T26">return</text:span><text:span text:style-name="T24"> </text:span><text:span text:style-name="T19">a</text:span><text:span text:style-name="T24"> - </text:span><text:span text:style-name="T19">b</text:span><text:span text:style-name="T24">;</text:span></text:p>
      <text:p text:style-name="P13">}</text:p>
      <text:p text:style-name="P13"><text:span text:style-name="T18">console</text:span>.<text:span text:style-name="T22">log</text:span>(<text:span text:style-name="T29">'original:'</text:span>, <text:span text:style-name="T18">arr3</text:span>.<text:span text:style-name="T22">join</text:span>()); <text:span text:style-name="T31">// imprime 80,9,700,40,1,5,200</text:span></text:p>
      <text:p text:style-name="P13"><text:span text:style-name="T18">console</text:span>.<text:span text:style-name="T22">log</text:span>(<text:span text:style-name="T29">'ordenado sin función:'</text:span>, <text:span text:style-name="T18">arr3</text:span>.<text:span text:style-name="T22">sort</text:span>()); <text:span text:style-name="T31">// imprime [1,200,40,5,"700","80","9"]</text:span></text:p>
      <text:p text:style-name="P13"><text:span text:style-name="T18">console</text:span>.<text:span text:style-name="T22">log</text:span>(<text:span text:style-name="T29">'ordenado con función:'</text:span>, <text:span text:style-name="T18">arr3</text:span>.<text:span text:style-name="T22">sort</text:span>(<text:span text:style-name="T22">comparar</text:span>)); <text:span text:style-name="T31">// imprime [1,5,"9",40,"80",200,"700"]</text:span></text:p>
      <text:p text:style-name="P13"/>
      <text:p text:style-name="P11"/>
      <text:p text:style-name="P11">array.find (IMPORTANTE Y MUY USADO)</text:p>
      <text:p text:style-name="P11"/>
      <text:p text:style-name="Standard"><text:span text:style-name="T6">devuelve el primer elemento de un array que cumpla las condiciones que le pasemos a la funcion asociada, </text:span><text:span text:style-name="Variable"><text:span text:style-name="T6">arr</text:span></text:span><text:span text:style-name="T6">.find(</text:span><text:span text:style-name="Variable"><text:span text:style-name="T6">callback(element[, index[, array]])</text:span></text:span><text:span text:style-name="T6">[, </text:span><text:span text:style-name="Variable"><text:span text:style-name="T6">thisArg</text:span></text:span><text:span text:style-name="T6">])</text:span></text:p>
      <text:p text:style-name="Text_20_body"><text:line-break/><text:span text:style-name="T17">const</text:span><text:span text:style-name="T32"> </text:span><text:span text:style-name="T34">inventario</text:span><text:span text:style-name="T32"> = [</text:span></text:p>
      <text:p text:style-name="P14">    <text:span text:style-name="T24">{</text:span><text:span text:style-name="T19">nombre:</text:span><text:span text:style-name="T24"> </text:span><text:span text:style-name="T30">'manzanas'</text:span><text:span text:style-name="T24">, </text:span><text:span text:style-name="T19">cantidad:</text:span><text:span text:style-name="T24"> </text:span><text:span text:style-name="T21">2</text:span><text:span text:style-name="T24">},</text:span></text:p>
      <text:p text:style-name="P14">    <text:span text:style-name="T24">{</text:span><text:span text:style-name="T19">nombre:</text:span><text:span text:style-name="T24"> </text:span><text:span text:style-name="T30">'bananas'</text:span><text:span text:style-name="T24">, </text:span><text:span text:style-name="T19">cantidad:</text:span><text:span text:style-name="T24"> </text:span><text:span text:style-name="T21">0</text:span><text:span text:style-name="T24">},</text:span></text:p>
      <text:p text:style-name="P14">    <text:span text:style-name="T24">{</text:span><text:span text:style-name="T19">nombre:</text:span><text:span text:style-name="T24"> </text:span><text:span text:style-name="T30">'cerezas'</text:span><text:span text:style-name="T24">, </text:span><text:span text:style-name="T19">cantidad:</text:span><text:span text:style-name="T24"> </text:span><text:span text:style-name="T21">5</text:span><text:span text:style-name="T24">}</text:span></text:p>
      <text:p text:style-name="P13">];</text:p>
      <text:p text:style-name="P15"/>
      <text:p text:style-name="P13"><text:span text:style-name="T15">const</text:span> <text:span text:style-name="T33">resultado</text:span> = <text:span text:style-name="T33">inventario</text:span>.<text:span text:style-name="T22">find</text:span>( <text:span text:style-name="T18">fruta</text:span> <text:span text:style-name="T15">=&gt;</text:span> <text:span text:style-name="T18">fruta</text:span>.<text:span text:style-name="T18">nombre</text:span> === <text:span text:style-name="T29">'cerezas'</text:span> );</text:p>
      <text:p text:style-name="P15"/>
      <text:p text:style-name="P13"><text:span text:style-name="T18">console</text:span>.<text:span text:style-name="T22">log</text:span>(<text:span text:style-name="T33">resultado</text:span>); <text:span text:style-name="T31">// { nombre: 'cerezas', cantidad: 5 }</text:span></text:p>
      <text:p text:style-name="Text_20_body"/>
      <text:p text:style-name="P11"><text:tab/>OBJETOS</text:p>
      <text:p text:style-name="P11"/>
      <text:list xml:id="list6681527220019561024" text:style-name="L3">
        <text:list-item>
          <text:p text:style-name="P19">Representa una estructura de información en la vida real</text:p>
        </text:list-item>
        <text:list-item>
          <text:p text:style-name="P19">Está formado por key:value</text:p>
        </text:list-item>
        <text:list-item>
          <text:p text:style-name="P19">key puede ser alfanumérica <text:s/>con la misma restricción que cualquier identificador (es decir que no puede empezar por número y etc)</text:p>
        </text:list-item>
        <text:list-item>
          <text:p text:style-name="P19">El value puede ser un número o un booleano o string o null o undefined o un array o un object</text:p>
        </text:list-item>
        <text:list-item>
          <text:p text:style-name="P19">Un array es un object cuya key es el índice del array</text:p>
        </text:list-item>
      </text:list>
      <text:p text:style-name="P11"/>
      <text:p text:style-name="P4">typeof(Array) object</text:p>
      <text:p text:style-name="P4">Array.isArray([]) //true</text:p>
      <text:p text:style-name="P4">var foo = {id:1,nane:'pedro'}</text:p>
      <text:p text:style-name="P4">foo.id</text:p>
      <text:p text:style-name="P4">1</text:p>
      <text:p text:style-name="P4">foo["id"]</text:p>
      <text:p text:style-name="P4">1</text:p>
      <text:p text:style-name="P4"><text:soft-page-break/>foo.id === foo["id"]</text:p>
      <text:p text:style-name="P11"><text:span text:style-name="T28">1:Number</text:span> </text:p>
      <text:p text:style-name="P11"/>
      <text:p text:style-name="P11">var animal = {</text:p>
      <text:p text:style-name="P11"><text:tab/>genero: `string`</text:p>
      <text:p text:style-name="P11"><text:tab/>sexo: `string`</text:p>
      <text:p text:style-name="P11"><text:tab/>medio: `string`</text:p>
      <text:p text:style-name="P11">} // objeto</text:p>
      <text:p text:style-name="P11"/>
      <text:p text:style-name="P11">var mundo = [</text:p>
      <text:p text:style-name="P11"><text:tab/>{genero: `terrestre`, sexo:`femenino`, medio: `montaña`},</text:p>
      <text:p text:style-name="P11"><text:tab/>{genero: `acuatico`, sexo:`masculio`, medio: `rio`},</text:p>
      <text:p text:style-name="P11"><text:tab/>{genero: `terrestre`, sexo:`masculino`, medio: `selva`},</text:p>
      <text:p text:style-name="P11">]</text:p>
      <text:p text:style-name="P11"/>
      <text:p text:style-name="P11">SACAR LA FUNCIÓN GENERAL PARA QUE LE META LOS PARAMETROS QUE LE META ME DEVUELVA LA INFO QUE QUIERO</text:p>
      <text:p text:style-name="P11"/>
      <text:p text:style-name="P11">function filter(array, key, value) {</text:p>
      <text:p text:style-name="P11"><text:tab/>let newArray=[]</text:p>
      <text:p text:style-name="P11"><text:tab/>for (let i = 0; i&lt;array.length; i++) {</text:p>
      <text:p text:style-name="P11"><text:tab/><text:tab/>if(array<text:tab/>[i],[key]===value) {</text:p>
      <text:p text:style-name="P11"><text:tab/><text:tab/><text:tab/>newArray.push(array[i])</text:p>
      <text:p text:style-name="P11"/>
      <text:p text:style-name="P11"><text:tab/><text:tab/>}</text:p>
      <text:p text:style-name="P11"><text:tab/>}</text:p>
      <text:p text:style-name="P11"><text:tab/>return newArray</text:p>
      <text:p text:style-name="P11">}</text:p>
      <text:p text:style-name="P11"/>
      <text:p text:style-name="P11">ahora tendría que hacer funcion find</text:p>
      <text:p text:style-name="P11"/>
      <text:p text:style-name="P9">MIRAR RELACION ENTRE FUNCTIONS FILTER Y FIND</text:p>
      <text:p text:style-name="P9"/>
      <text:p text:style-name="P11">ESTA ES LA SOLUCIÓN ESCRITA POR EL PROFE:</text:p>
      <text:p text:style-name="P9"/>
      <text:p text:style-name="P9"><text:span text:style-name="T28">var animal={</text:span><text:line-break/><text:span text:style-name="T28">   genero:string,</text:span><text:line-break/><text:span text:style-name="T28">   sexo:string</text:span><text:line-break/><text:span text:style-name="T28">   medio:string</text:span><text:line-break/><text:span text:style-name="T28">} //objetovar mundo=[</text:span><text:line-break/><text:span text:style-name="T28">   {genero:'terrestre',sexo:'femenino',medio:'montaña'},</text:span><text:line-break/><text:span text:style-name="T28">   {genero:'acuatico',sexo:'masculino',medio:'rio'},</text:span><text:line-break/><text:span text:style-name="T28">   {genero:'terrestre',sexo:'masculino',medio:'selva'},</text:span><text:line-break/><text:span text:style-name="T28">]function filter(array,predicate){</text:span><text:line-break/><text:span text:style-name="T28">   let newArray=[];</text:span><text:line-break/><text:span text:style-name="T28">   for(let i=0;i&lt;array.length;i++){</text:span><text:line-break/><text:span text:style-name="T28">     if(predicate(array[i])){</text:span><text:line-break/><text:span text:style-name="T28">        newArray.push(array[i])</text:span><text:line-break/><text:span text:style-name="T28">     }</text:span><text:line-break/><text:span text:style-name="T28">   }</text:span><text:line-break/><text:span text:style-name="T28">   return newArray;</text:span><text:line-break/><text:span text:style-name="T28">}function find(array,predicate){   for(let i=0;i&lt;array.length;i++){</text:span><text:line-break/><text:span text:style-name="T28">     if(predicate(array[i]){</text:span><text:line-break/><text:span text:style-name="T28">        return array[i]</text:span><text:line-break/><text:span text:style-name="T28">     }</text:span><text:line-break/><text:span text:style-name="T28">   }}filter(array,(v)=&gt;v.genero==='terrestre')</text:span><text:line-break/><text:soft-page-break/><text:span text:style-name="T28">mundo.filter((v)=&gt;v.genero==='terrestre')</text:span><text:line-break/><text:span text:style-name="T28">filter(array,(v)=&gt;v.genero==='terrestre' &amp;&amp; v.sexo==='masculino')</text:span> </text:p>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Slack-Lato" svg:font-family="Slack-Lato, appleLogo, sans-serif"/>
    <style:font-face style:name="Tahoma1" svg:font-family="Tahoma"/>
    <style:font-face style:name="arial" svg:font-family="arial, x-locale-body,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27M5S</meta:editing-duration>
    <meta:editing-cycles>108</meta:editing-cycles>
    <meta:generator>OpenOffice/4.1.8$Win32 OpenOffice.org_project/418m3$Build-9803</meta:generator>
    <dc:date>2020-12-19T11:53:21.18</dc:date>
    <dc:creator>Alex Fer</dc:creator>
    <meta:document-statistic meta:table-count="0" meta:image-count="0" meta:object-count="0" meta:page-count="11" meta:paragraph-count="294" meta:word-count="2650" meta:character-count="16410"/>
    <meta:user-defined meta:name="Info 1"/>
    <meta:user-defined meta:name="Info 2"/>
    <meta:user-defined meta:name="Info 3"/>
    <meta:user-defined meta:name="Info 4"/>
  </office:meta>
</office:document-meta>
</file>